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9.585cm"/>
    </style:style>
    <style:style style:name="co3" style:family="table-column">
      <style:table-column-properties fo:break-before="auto" style:column-width="7.8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easy</text:p>
          </table:table-cell>
          <table:table-cell office:value-type="string">
            <text:p>easy1</text:p>
          </table:table-cell>
          <table:table-cell office:value-type="string">
            <text:p>l'age de glace|ice age|ice-age|age de glace|the ice age|l age de glace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2</text:p>
          </table:table-cell>
          <table:table-cell office:value-type="string">
            <text:p>edward aux mains d'argent|edouard aux mains d'argent|edward the scissorhand|edward scissorhand|edward the scissorhands|edward scissorhands|edward au main d'argent|edward aux main d'argent|edward au mains d'argent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3</text:p>
          </table:table-cell>
          <table:table-cell office:value-type="string">
            <text:p>expendables|the expendables|les expendables|expendable|the expendable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4</text:p>
          </table:table-cell>
          <table:table-cell office:value-type="string">
            <text:p>sos fantomes|ghostbusters|ghostbuster|ghost-buster|ghost-busters|ghost buster|ghost busters|sos fantome|sos-fantomes|sos-fantome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5</text:p>
          </table:table-cell>
          <table:table-cell office:value-type="string">
            <text:p>gladiator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6</text:p>
          </table:table-cell>
          <table:table-cell office:value-type="string">
            <text:p>harry potter a l'ecole des sorciers|harry potter and the philosopher's stone|harry potter|hary potter|harry poter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7</text:p>
          </table:table-cell>
          <table:table-cell office:value-type="string">
            <text:p>king kong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8</text:p>
          </table:table-cell>
          <table:table-cell office:value-type="string">
            <text:p>kung fu panda|kung-fu panda|kung fou panda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9</text:p>
          </table:table-cell>
          <table:table-cell office:value-type="string">
            <text:p>le monde de nemo|finding nemo|trouver nemo|nemo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0</text:p>
          </table:table-cell>
          <table:table-cell office:value-type="string">
            <text:p>le roi lion|lion king|roi lion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1</text:p>
          </table:table-cell>
          <table:table-cell office:value-type="string">
            <text:p>les simpson|les simpsons|the simpsons|the simpson|simpson|simpsons|the simpsons movie|simpsons movie|simpson movie|les simpson, le film|les simpsons, le film|les simpson le film|les simpsons le film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2</text:p>
          </table:table-cell>
          <table:table-cell office:value-type="string">
            <text:p>monstres et compagnie|monsters et co|monsters inc|monsters inc.|monstres et cie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3</text:p>
          </table:table-cell>
          <table:table-cell office:value-type="string">
            <text:p>pinocchio|pinokio|pinocio|pinnocio|pinoccio|pinnoccio|pinnocchio|pinochio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4</text:p>
          </table:table-cell>
          <table:table-cell office:value-type="string">
            <text:p>shining|the shining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5</text:p>
          </table:table-cell>
          <table:table-cell office:value-type="string">
            <text:p>terminator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6</text:p>
          </table:table-cell>
          <table:table-cell office:value-type="string">
            <text:p>titanic</text:p>
          </table:table-cell>
          <table:table-cell table:number-columns-repeated="3"/>
        </table:table-row>
        <table:table-row table:style-name="ro1">
          <table:table-cell office:value-type="string">
            <text:p>easy</text:p>
          </table:table-cell>
          <table:table-cell office:value-type="string">
            <text:p>easy17</text:p>
          </table:table-cell>
          <table:table-cell office:value-type="string">
            <text:p>transformers|transformer|the transformers|the transformer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</text:p>
          </table:table-cell>
          <table:table-cell office:value-type="string">
            <text:p>aladdin|aladin|alladin|alladdin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2</text:p>
          </table:table-cell>
          <table:table-cell office:value-type="string">
            <text:p>blade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3</text:p>
          </table:table-cell>
          <table:table-cell office:value-type="string">
            <text:p>deadpool|dead-pool|dead pool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4</text:p>
          </table:table-cell>
          <table:table-cell office:value-type="string">
            <text:p>django unchained|django, unchained|django-unchained|django|jango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5</text:p>
          </table:table-cell>
          <table:table-cell office:value-type="string">
            <text:p>e.t., l'extraterrestre|e.t. the extra-terrestrial|e.t. the extraterrestrial|e.t.|et|e.t. l'extraterrestre|e.t. l'extra-terrestre|e.t., l'extra-terrestre|e.t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6</text:p>
          </table:table-cell>
          <table:table-cell office:value-type="string">
            <text:p>fight club|fight-club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7</text:p>
          </table:table-cell>
          <table:table-cell office:value-type="string">
            <text:p>grease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8</text:p>
          </table:table-cell>
          <table:table-cell office:value-type="string">
            <text:p>intouchables|intouchable|les intouchables|the untouchables|the untouchable|untouchables|untouchable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9</text:p>
          </table:table-cell>
          <table:table-cell office:value-type="string">
            <text:p>i, robot|i robot|i.robot|i. robot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0</text:p>
          </table:table-cell>
          <table:table-cell office:value-type="string">
            <text:p>jurassic park|jurassic-park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1</text:p>
          </table:table-cell>
          <table:table-cell office:value-type="string">
            <text:p>les dents de la mer|jaws|dents de la mer|dent de la mer|les dent de la mer|jaw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2</text:p>
          </table:table-cell>
          <table:table-cell office:value-type="string">
            <text:p>matrix|the matrix|matrice|la matrice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3</text:p>
          </table:table-cell>
          <table:table-cell office:value-type="string">
            <text:p>point break|point-break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4</text:p>
          </table:table-cell>
          <table:table-cell office:value-type="string">
            <text:p>la fievre du samedi soir|fievre du samedi soir|saturday night fever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5</text:p>
          </table:table-cell>
          <table:table-cell office:value-type="string">
            <text:p>star wars, episode 7|star wars|star-wars|episode 7|star wars, episode 7 : le reveil de la force|le reveil de la force|star wars, le reveil de la force|the force awakens|star wars, the force awakens|star wars, episode 7 : the force awakens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6</text:p>
          </table:table-cell>
          <table:table-cell office:value-type="string">
            <text:p>twilight fascination|twilight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um17</text:p>
          </table:table-cell>
          <table:table-cell office:value-type="string">
            <text:p>wall-e|walle|wale|wal-e|wall e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</text:p>
          </table:table-cell>
          <table:table-cell office:value-type="string">
            <text:p>avengers|les avengers|the avengers|les avenger|the avenger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2</text:p>
          </table:table-cell>
          <table:table-cell office:value-type="string">
            <text:p>blanche neige|blanche-neige|snow white|snowwhite|snow-white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3</text:p>
          </table:table-cell>
          <table:table-cell office:value-type="string">
            <text:p>drive|sang-froid|sang froid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4</text:p>
          </table:table-cell>
          <table:table-cell office:value-type="string">
            <text:p>le grand bleu|grand bleu|the big blue|big blue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5</text:p>
          </table:table-cell>
          <table:table-cell office:value-type="string">
            <text:p>le loup de wall street|the wolf of wall street|le loup de wall-street|the wolf of wall-street|loup de wall street|wolf of wall street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6</text:p>
          </table:table-cell>
          <table:table-cell office:value-type="string">
            <text:p>mad max: fury road|mad max|mad max fury road|mad-max|mad max, fury road|max max : fury road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7</text:p>
          </table:table-cell>
          <table:table-cell office:value-type="string">
            <text:p>man of steel|superman|super-man|super man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8</text:p>
          </table:table-cell>
          <table:table-cell office:value-type="string">
            <text:p>la petite sirene|the little mermaid|little mermaid|the little-mermaid|little-mermaid|petit sirene|la petite-sirene|petite-sirene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9</text:p>
          </table:table-cell>
          <table:table-cell office:value-type="string">
            <text:p>pulp fiction|pulp-fiction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0</text:p>
          </table:table-cell>
          <table:table-cell office:value-type="string">
            <text:p>rambo|rambo, le devastateur|rambo:le devastateur|rambo: le devastateur|rambo :le devastateur|rambo : le devastateur|first-blood|first blood|rambo:first blood|rambo: first blood|rambo :first blood|rambo : first blood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1</text:p>
          </table:table-cell>
          <table:table-cell office:value-type="string">
            <text:p>rebelle|brave|rebel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2</text:p>
          </table:table-cell>
          <table:table-cell office:value-type="string">
            <text:p>retour vers le futur|back to the future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3</text:p>
          </table:table-cell>
          <table:table-cell office:value-type="string">
            <text:p>rocky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4</text:p>
          </table:table-cell>
          <table:table-cell office:value-type="string">
            <text:p>taxi driver|taxi-driver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5</text:p>
          </table:table-cell>
          <table:table-cell office:value-type="string">
            <text:p>toy story|toy-story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6</text:p>
          </table:table-cell>
          <table:table-cell office:value-type="string">
            <text:p>usual suspects|the usual suspects|usual-suspects|the usual-suspects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office:value-type="string">
            <text:p>hard17</text:p>
          </table:table-cell>
          <table:table-cell office:value-type="string">
            <text:p>x-men: days of future past|x-men|xmen|xmen: days of future past|x-men days of future past|x-men, days of the future past|x-men : days of future past|days of future past|day of future past|days of the future past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</text:p>
          </table:table-cell>
          <table:table-cell office:value-type="string">
            <text:p>2001 : l'odyssee de l'espace|2001 l'odyssee de l'espace|2001, l'odysee de l'espace|l'odyssee de l'espace|odyssee de l'espace|2001: a space odyssey|2001 a space odyssey|a space odyssey|space odyssey|space odyssey|2001 : a space odyssey|2001 :a space odyssey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2</text:p>
          </table:table-cell>
          <table:table-cell office:value-type="string">
            <text:p>american pie|american-pie|folies de graduation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3</text:p>
          </table:table-cell>
          <table:table-cell office:value-type="string">
            <text:p>asterix et obelix : mission cleopatre|asterix et obelix: mission cleopatre|asterix et obelix:mission cleopatre|asterix et obelix :mission cleopatre|asterix et obelix, mission cleopatre|asterix et obelix|asterix &amp; obelix : mission cleopatre|asterix &amp; obelix: mission cleopatre|asterix &amp; obelix:mission cleopatre|asterix &amp; obelix :mission cleopatre|asterix &amp; obelix, mission cleopatre|asterix &amp; obelix|asterix|mission cleopatre|asterix &amp; obelix: mission cleopatra|mission cleopatre|mission cleopatre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4</text:p>
          </table:table-cell>
          <table:table-cell office:value-type="string">
            <text:p>bambi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5</text:p>
          </table:table-cell>
          <table:table-cell office:value-type="string">
            <text:p>the dark knight|the dark-knight|dark-knight|batman|the dark knight : le chevalier noir|the dark knight: le chevalier noir|the dark knight :le chevalier noir|the dark knight:le chevalier noir|chevalier noir|le chevalier noir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6</text:p>
          </table:table-cell>
          <table:table-cell office:value-type="string">
            <text:p>le dernier samourai|le dernier samurai|dernier samourai|dernier samurai|the last samourai|the last samurai|last samourai|last samurai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7</text:p>
          </table:table-cell>
          <table:table-cell office:value-type="string">
            <text:p>la reine des neiges|frozen|reine des neiges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8</text:p>
          </table:table-cell>
          <table:table-cell office:value-type="string">
            <text:p>hunger games|hunger-games|the hunger games|the hunger-games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9</text:p>
          </table:table-cell>
          <table:table-cell office:value-type="string">
            <text:p>inception|origine|inseption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0</text:p>
          </table:table-cell>
          <table:table-cell office:value-type="string">
            <text:p>indiana jones et le royaume du crane de cristal|indiana jones and the kingdom of the crystal skull|indiana jones|indiana-jones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1</text:p>
          </table:table-cell>
          <table:table-cell office:value-type="string">
            <text:p>interstellar|inter-stellar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2</text:p>
          </table:table-cell>
          <table:table-cell office:value-type="string">
            <text:p>monstres academy|‎monstres academie|l'universite des monstres|monsters university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3</text:p>
          </table:table-cell>
          <table:table-cell office:value-type="string">
            <text:p>le seigneur des anneaux : la communaute de l'anneau|le seigneur des anneaux: la communaute de l'anneau|le seigneur des anneaux: la communaute de l'anneau|le seigneur des anneaux:la communaute de l'anneau|le seigneur des anneaux|seigneur des anneaux|lord of the rings|the lord of the rings|la communaute de l'anneau|communaute de l'anneau|the fellowship of the ring|fellowship of the ring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4</text:p>
          </table:table-cell>
          <table:table-cell office:value-type="string">
            <text:p>sherlock holmes|sherlock-holmes|sherlock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5</text:p>
          </table:table-cell>
          <table:table-cell office:value-type="string">
            <text:p>spider-man|spiderman|spider man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6</text:p>
          </table:table-cell>
          <table:table-cell office:value-type="string">
            <text:p>the revenant|revenant|le revenant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office:value-type="string">
            <text:p>impossible17</text:p>
          </table:table-cell>
          <table:table-cell office:value-type="string">
            <text:p>bienvenue a zombieland|bienvenue a zombieland|zombieland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/05/2019</text:date>, <text:time>20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8M16S</meta:editing-duration>
    <meta:editing-cycles>23</meta:editing-cycles>
    <meta:generator>OpenOffice/4.1.3$Win32 OpenOffice.org_project/413m1$Build-9783</meta:generator>
    <dc:date>2019-05-16T20:06:37.81</dc:date>
    <dc:creator>Renaud Bourlon</dc:creator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